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font-name="Liberation Serif" style:font-name-asian="DejaVu Sans" style:font-name-complex="DejaVu Sans"/>
    </style:style>
    <style:style style:name="P4" style:family="paragraph" style:parent-style-name="Standard">
      <style:text-properties style:font-name="Liberation Serif" fo:font-style="normal" style:font-name-asian="DejaVu Sans" style:font-style-asian="normal" style:font-name-complex="DejaVu Sans" style:font-style-complex="normal"/>
    </style:style>
    <style:style style:name="P5" style:family="paragraph" style:parent-style-name="Standard">
      <style:text-properties style:font-name="Liberation Sans" style:font-name-asian="DejaVu Sans" style:font-name-complex="DejaVu Sans"/>
    </style:style>
    <style:style style:name="P6" style:family="paragraph" style:parent-style-name="Standard" style:list-style-name="L1">
      <style:text-properties fo:font-style="normal" style:font-style-asian="normal" style:font-style-complex="normal"/>
    </style:style>
    <style:style style:name="P7" style:family="paragraph" style:parent-style-name="Standard" style:list-style-name="L2">
      <style:text-properties fo:font-style="normal" style:font-style-asian="normal" style:font-style-complex="normal"/>
    </style:style>
    <style:style style:name="P8" style:family="paragraph" style:parent-style-name="Standard" style:list-style-name="L3">
      <style:text-properties fo:font-style="normal" style:font-style-asian="normal" style:font-style-complex="normal"/>
    </style:style>
    <style:style style:name="P9" style:family="paragraph" style:parent-style-name="Heading_20_2">
      <style:paragraph-properties fo:margin-top="0.423cm" fo:margin-bottom="0.212cm" style:contextual-spacing="false" fo:keep-with-next="always"/>
      <style:text-properties style:font-name="Liberation Sans" fo:font-style="italic" style:font-name-asian="DejaVu Sans" style:font-style-asian="italic" style:font-name-complex="DejaVu Sans" style:font-style-complex="italic"/>
    </style:style>
    <style:style style:name="P10" style:family="paragraph" style:parent-style-name="Heading_20_2">
      <style:paragraph-properties fo:margin-top="0.423cm" fo:margin-bottom="0.212cm" style:contextual-spacing="false" fo:keep-with-next="always"/>
      <style:text-properties style:font-name="Liberation Sans" style:font-name-asian="DejaVu Sans" style:font-name-complex="DejaVu San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a960" style:font-style-asian="italic" style:font-style-complex="italic"/>
    </style:style>
    <style:style style:name="T3" style:family="text">
      <style:text-properties fo:font-style="italic" officeooo:rsid="00142264" style:font-style-asian="italic" style:font-style-complex="italic"/>
    </style:style>
    <style:style style:name="T4" style:family="text">
      <style:text-properties fo:font-style="italic" officeooo:rsid="0017d0ea" style:font-style-asian="italic" style:font-style-complex="italic"/>
    </style:style>
    <style:style style:name="T5" style:family="text">
      <style:text-properties fo:font-style="italic" fo:font-weight="bold" officeooo:rsid="0011bf8a" style:font-style-asian="italic" style:font-weight-asian="bold" style:font-style-complex="italic" style:font-weight-complex="bold"/>
    </style:style>
    <style:style style:name="T6" style:family="text">
      <style:text-properties officeooo:rsid="0010484e"/>
    </style:style>
    <style:style style:name="T7" style:family="text">
      <style:text-properties officeooo:rsid="0013a960"/>
    </style:style>
    <style:style style:name="T8" style:family="text">
      <style:text-properties officeooo:rsid="00142264"/>
    </style:style>
    <style:style style:name="T9" style:family="text">
      <style:text-properties officeooo:rsid="00151217"/>
    </style:style>
    <style:style style:name="T10" style:family="text">
      <style:text-properties officeooo:rsid="0016d42a"/>
    </style:style>
    <style:style style:name="T11" style:family="text">
      <style:text-properties officeooo:rsid="0017d0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7 : Drools-Workbench</text:h>
      <text:p text:style-name="Standard"/>
      <text:p text:style-name="Standard"/>
      <text:p text:style-name="Standard">Dans ce TP, nous installons Drools WorkBench et créons les règles des précédents Tps dans le <text:s/>repository de Drools-Workbench</text:p>
      <text:h text:style-name="Heading_20_2" text:outline-level="2">Etapes</text:h>
      <text:list xml:id="list1239605497932377029" text:style-name="L1">
        <text:list-item>
          <text:p text:style-name="P6">Installer Drools-Workbench</text:p>
        </text:list-item>
        <text:list-item>
          <text:p text:style-name="P6">Accéder à l'application</text:p>
        </text:list-item>
        <text:list-item>
          <text:p text:style-name="P6">Configurer l'environnement projet en déclarant un nouveau repository</text:p>
        </text:list-item>
        <text:list-item>
          <text:p text:style-name="P6">Importer les classes modèles </text:p>
        </text:list-item>
        <text:list-item>
          <text:p text:style-name="P6">Importer des règles </text:p>
        </text:list-item>
        <text:list-item>
          <text:p text:style-name="P6">Créer un cas de test permettant de tester une règle</text:p>
        </text:list-item>
        <text:list-item>
          <text:p text:style-name="P6">Une fois le test passé, déployer</text:p>
        </text:list-item>
        <text:list-item>
          <text:p text:style-name="P6">Créer un projet utilisant l'artefact Maven créé</text:p>
        </text:list-item>
      </text:list>
      <text:p text:style-name="P1"/>
      <text:p text:style-name="P1"/>
      <text:p text:style-name="P1"/>
      <text:h text:style-name="Heading_20_2" text:outline-level="2">Installation Drools-Workbench</text:h>
      <text:list xml:id="list3378420172587195619" text:style-name="L2">
        <text:list-item>
          <text:p text:style-name="P7">Dézipper le zip de <text:span text:style-name="T6">Wilfly</text:span> fourni dans un répertoire de travail</text:p>
        </text:list-item>
        <text:list-item>
          <text:p text:style-name="P7"><text:span text:style-name="T6">Copier</text:span> le zip de la distribution Drools-Workbench fourni dans le répertoire <text:span text:style-name="T1">$JBOSS_HOME/standalone/deployment</text:span></text:p>
        </text:list-item>
        <text:list-item>
          <text:p text:style-name="P7">Créer un utilisateur <text:span text:style-name="T5">wbadmin </text:span>(de type « <text:span text:style-name="T1">Application User</text:span> ») ayant le rôle <text:span text:style-name="T1">admin</text:span> en lançant le script : <text:span text:style-name="T1">$JBOSS_HOME/bin/add-user.sh (.bat)</text:span></text:p>
        </text:list-item>
      </text:list>
      <text:p text:style-name="P2"/>
      <text:h text:style-name="P9" text:outline-level="2">Accès à l'application</text:h>
      <text:p text:style-name="P1">Démarrer le serveur Jboss<text:span text:style-name="T1"> </text:span>et surveiller la console<text:span text:style-name="T1"><text:line-break/>$JBOSS_HOME/bin/standalone.sh (.bat)</text:span></text:p>
      <text:p text:style-name="P2"/>
      <text:p text:style-name="P1">Accéder à l'application à l'URL <text:span text:style-name="T1"><text:line-break/></text:span><text:a xlink:type="simple" xlink:href="http://localhost:8080/kie-drools-wb-distribution-wars-6.0.1.Final-jboss-as7.0/"><text:span text:style-name="T1">http://localhost:8080/kie-drools-wb-distribution-wars-6.0.1.Final-jboss-as7.0/</text:span></text:a></text:p>
      <text:p text:style-name="P2"/>
      <text:p text:style-name="P2"/>
      <text:h text:style-name="P9" text:outline-level="2">Environnement projet</text:h>
      <text:p text:style-name="P1">Créer :</text:p>
      <text:list xml:id="list2697484662033586188" text:style-name="L3">
        <text:list-item>
          <text:p text:style-name="P8">une nouvelle <text:span text:style-name="T8">unité </text:span>organisation<text:span text:style-name="T8">nelle : </text:span><text:span text:style-name="T3">Formation</text:span></text:p>
        </text:list-item>
        <text:list-item>
          <text:p text:style-name="P8">un nouveau <text:span text:style-name="T7">référentiel : </text:span><text:span text:style-name="T2">formationRepo</text:span></text:p>
        </text:list-item>
        <text:list-item>
          <text:p text:style-name="P8">un nouveau projet : <text:span text:style-name="T4">TP7</text:span></text:p>
        </text:list-item>
      </text:list>
      <text:p text:style-name="P1"/>
      <text:h text:style-name="P10" text:outline-level="2">Importation des classes modèles</text:h>
      <text:p text:style-name="P1">Importer le jar fourni contenant les classes modèles dans le <text:span text:style-name="T9">référentiel</text:span> interne</text:p>
      <text:p text:style-name="P1">Dans le projet cré<text:span text:style-name="T9">é,</text:span> ajouter une dépendance sur cet artefact</text:p>
      <text:p text:style-name="P1"/>
      <text:p text:style-name="P1"/>
      <text:h text:style-name="P10" text:outline-level="2"><text:soft-page-break/>Importation ou création de règle</text:h>
      <text:p text:style-name="P3">Importer un asset précédemment mis au point </text:p>
      <text:p text:style-name="P5"/>
      <text:h text:style-name="P10" text:outline-level="2">Création d'un scénario de test</text:h>
      <text:p text:style-name="P3">Créer un scénario de test permettant de tester la validité d'une règle</text:p>
      <text:p text:style-name="P5"/>
      <text:h text:style-name="P10" text:outline-level="2">Création d'un projet</text:h>
      <text:p text:style-name="P4">Créer un nouveau projet Maven dans Eclipse et éditer le pom.xml afin de rajouter des dépendances sur Drools et sur l'artefact de la base de connaissance <text:span text:style-name="T10">définie dans le Workbench</text:span></text:p>
      <text:p text:style-name="P4">Récupérer les classes de test et la classe Helper</text:p>
      <text:p text:style-name="P4">Exécuter les classes de test</text:p>
      <text:p text:style-name="P5"/>
      <text:p text:style-name="P5"/>
      <text:p text:style-name="P2"><text:s/></text:p>
      <text:p text:style-name="P1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HIBAU</meta:initial-creator>
    <meta:creation-date>2011-02-21T19:17:13</meta:creation-date>
    <dc:date>2016-08-29T14:03:42.671397037</dc:date>
    <meta:editing-duration>PT13H18M8S</meta:editing-duration>
    <meta:editing-cycles>42</meta:editing-cycles>
    <meta:generator>LibreOffice/4.2.8.2$Linux_X86_64 LibreOffice_project/420m0$Build-2</meta:generator>
    <meta:document-statistic meta:table-count="0" meta:image-count="0" meta:object-count="0" meta:page-count="2" meta:paragraph-count="35" meta:word-count="267" meta:character-count="1785" meta:non-whitespace-character-count="1560"/>
  </office:meta>
</office:document-meta>
</file>